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df0f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d6a814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164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089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21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38cm" fo:min-width="0.204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ddf0f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034cm" svg:height="0.849cm" svg:x="9.525cm" svg:y="14.551cm" svg:viewBox="0 0 2035 850" draw:points="0,0 2035,3 805,850">
            <text:p/>
          </draw:polygon>
          <draw:line draw:style-name="gr2" draw:text-style-name="P2" draw:layer="layout" svg:x1="9.515cm" svg:y1="14.551cm" svg:x2="11.562cm" svg:y2="14.551cm">
            <text:p/>
          </draw:line>
          <draw:line draw:style-name="gr2" draw:text-style-name="P2" draw:layer="layout" svg:x1="10.336cm" svg:y1="14.722cm" svg:x2="10.498cm" svg:y2="14.722cm">
            <text:p/>
          </draw:line>
          <draw:line draw:style-name="gr3" draw:text-style-name="P2" draw:layer="layout" svg:x1="10.336cm" svg:y1="15.359cm" svg:x2="10.336cm" svg:y2="14.046cm">
            <text:p/>
          </draw:line>
          <draw:line draw:style-name="gr2" draw:text-style-name="P2" draw:layer="layout" svg:x1="10.335cm" svg:y1="15.393cm" svg:x2="9.515cm" svg:y2="14.551cm">
            <text:p/>
          </draw:line>
          <draw:line draw:style-name="gr2" draw:text-style-name="P2" draw:layer="layout" svg:x1="10.336cm" svg:y1="15.393cm" svg:x2="11.563cm" svg:y2="14.551cm">
            <text:p/>
          </draw:line>
          <draw:frame draw:style-name="gr4" draw:text-style-name="P4" draw:layer="layout" svg:width="0.664cm" svg:height="0.588cm" svg:x="9.121cm" svg:y="14.094cm">
            <draw:text-box>
              <text:p text:style-name="P3"><text:span text:style-name="T1">L</text:span></text:p>
            </draw:text-box>
          </draw:frame>
          <draw:frame draw:style-name="gr5" draw:text-style-name="P4" draw:layer="layout" svg:width="0.089cm" svg:height="0.338cm" svg:x="10.49cm" svg:y="14.047cm">
            <draw:text-box>
              <text:p text:style-name="P3"><text:span text:style-name="T1">I</text:span></text:p>
            </draw:text-box>
          </draw:frame>
          <draw:frame draw:style-name="gr6" draw:text-style-name="P4" draw:layer="layout" svg:width="0.717cm" svg:height="0.588cm" svg:x="11.178cm" svg:y="14.047cm">
            <draw:text-box>
              <text:p text:style-name="P3"><text:span text:style-name="T1">N</text:span></text:p>
            </draw:text-box>
          </draw:frame>
          <draw:frame draw:style-name="gr7" draw:text-style-name="P4" draw:layer="layout" svg:width="0.204cm" svg:height="0.338cm" svg:x="10.015cm" svg:y="15.292cm">
            <draw:text-box>
              <text:p text:style-name="P3"><text:span text:style-name="T1">R</text:span></text:p>
            </draw:text-box>
          </draw:frame>
          <draw:line draw:style-name="gr2" draw:text-style-name="P2" draw:layer="layout" svg:x1="10.493cm" svg:y1="14.551cm" svg:x2="10.493cm" svg:y2="14.7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57:11.626527779</meta:creation-date>
    <dc:date>2018-02-09T16:57:25.458272448</dc:date>
    <meta:editing-duration>PT14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